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9a1" officeooo:paragraph-rsid="0000d9a1"/>
    </style:style>
    <style:style style:name="P2" style:family="paragraph" style:parent-style-name="Standard">
      <style:text-properties officeooo:paragraph-rsid="0000d9a1"/>
    </style:style>
    <style:style style:name="P3" style:family="paragraph" style:parent-style-name="Standard">
      <style:text-properties fo:font-weight="bold" officeooo:rsid="0000d9a1" officeooo:paragraph-rsid="00012583" style:font-weight-asian="bold" style:font-weight-complex="bold"/>
    </style:style>
    <style:style style:name="P4" style:family="paragraph" style:parent-style-name="Standard">
      <style:text-properties fo:font-weight="bold" officeooo:paragraph-rsid="00012583" style:font-weight-asian="bold" style:font-weight-complex="bold"/>
    </style:style>
    <style:style style:name="P5" style:family="paragraph" style:parent-style-name="Standard">
      <style:text-properties officeooo:paragraph-rsid="00012583"/>
    </style:style>
    <style:style style:name="T1" style:family="text">
      <style:text-properties officeooo:rsid="0000d9a1"/>
    </style:style>
    <style:style style:name="T2" style:family="text">
      <style:text-properties fo:font-weight="bold" officeooo:rsid="0000d9a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eek5 Lab1: <text:s/>mux_2x1</text:p>
      <text:p text:style-name="Standard">module mux_2x1_beh(m_out, A, B, select);</text:p>
      <text:p text:style-name="Standard"><text:tab/>output m_out;</text:p>
      <text:p text:style-name="Standard"><text:tab/>input A, B, select;</text:p>
      <text:p text:style-name="Standard"><text:tab/>reg m_out;</text:p>
      <text:p text:style-name="Standard"><text:tab/></text:p>
      <text:p text:style-name="Standard"><text:tab/>always@ (A or B or select)</text:p>
      <text:p text:style-name="Standard"><text:tab/>if(select == 1) m_out = A;</text:p>
      <text:p text:style-name="Standard"><text:tab/>else m_out = B;</text:p>
      <text:p text:style-name="Standard"/>
      <text:p text:style-name="Standard">endmodule</text:p>
      <text:p text:style-name="Standard"/>
      <text:p text:style-name="Standard"/>
      <text:p text:style-name="P3">Week5 Lab2: <text:s/>mux_4x1</text:p>
      <text:p text:style-name="Standard">module mux_4x1_beh(m_out, in_0, in_1, in_2, in_3, select);</text:p>
      <text:p text:style-name="Standard"><text:tab/>output m_out;</text:p>
      <text:p text:style-name="Standard"><text:tab/>input in_0, in_1, in_2, in_3;</text:p>
      <text:p text:style-name="Standard"><text:tab/>input [1:0]select;</text:p>
      <text:p text:style-name="Standard"><text:tab/>reg m_out;</text:p>
      <text:p text:style-name="Standard"><text:tab/></text:p>
      <text:p text:style-name="Standard"><text:tab/>always @(in_0, in_1, in_2, in_3, select)</text:p>
      <text:p text:style-name="Standard"><text:tab/><text:tab/>case(select)</text:p>
      <text:p text:style-name="Standard"><text:tab/><text:tab/><text:tab/>2'b00: m_out = in_0;</text:p>
      <text:p text:style-name="Standard"><text:tab/><text:tab/><text:tab/>2'b01: m_out = in_1;</text:p>
      <text:p text:style-name="Standard"><text:tab/><text:tab/><text:tab/>2'b10: m_out = in_2;</text:p>
      <text:p text:style-name="Standard"><text:tab/><text:tab/><text:tab/>2'b11: m_out = in_3;</text:p>
      <text:p text:style-name="Standard"><text:tab/><text:tab/>endcase</text:p>
      <text:p text:style-name="Standard"/>
      <text:p text:style-name="Standard">endmodu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Week5 Lab3: <text:s/>t_mux_4x1</text:p>
      <text:p text:style-name="Standard">module t_mux_4x1_beh;</text:p>
      <text:p text:style-name="Standard"><text:tab/>wire t_mux_out;</text:p>
      <text:p text:style-name="Standard"><text:tab/>reg t_0, t_1, t_2, t_3;</text:p>
      <text:p text:style-name="Standard"><text:tab/>reg [1:0]t_select;</text:p>
      <text:p text:style-name="Standard"><text:tab/>parameter stop_time = 100;</text:p>
      <text:p text:style-name="Standard"><text:tab/></text:p>
      <text:p text:style-name="Standard"><text:tab/>mux_4x1_beh M1(t_mux_out, t_0, t_1, t_2, t_3, t_select);</text:p>
      <text:p text:style-name="Standard"><text:tab/>initial #stop_time $finish;</text:p>
      <text:p text:style-name="Standard"><text:tab/></text:p>
      <text:p text:style-name="Standard"><text:tab/>initial begin</text:p>
      <text:p text:style-name="Standard"><text:tab/><text:tab/><text:tab/> t_select = 00; t_0 = 0; t_1 = 1; t_2 = 1; t_3 = 1; </text:p>
      <text:p text:style-name="Standard"><text:tab/><text:tab/>#10 t_select = 00; t_0 = 1; t_1 = 0; t_2 = 0; t_3 = 0;</text:p>
      <text:p text:style-name="Standard"><text:tab/><text:tab/>#10 t_select = 01; t_0 = 1; t_1 = 0; t_2 = 0; t_3 = 0;</text:p>
      <text:p text:style-name="Standard"><text:tab/><text:tab/>#10 t_select = 01; t_0 = 0; t_1 = 1; t_2 = 0; t_3 = 0;</text:p>
      <text:p text:style-name="Standard"><text:tab/><text:tab/>#10 t_select = 10; t_0 = 0; t_1 = 1; t_2 = 0; t_3 = 0;</text:p>
      <text:p text:style-name="Standard"><text:tab/><text:tab/>#10 t_select = 10; t_0 = 0; t_1 = 0; t_2 = 1; t_3 = 0;</text:p>
      <text:p text:style-name="Standard"><text:tab/><text:tab/>#10 t_select = 11; t_0 = 0; t_1 = 0; t_2 = 1; t_3 = 0;</text:p>
      <text:p text:style-name="Standard"><text:tab/><text:tab/>#10 t_select = 11; t_0 = 0; t_1 = 0; t_2 = 0; t_3 = 1;</text:p>
      <text:p text:style-name="Standard"><text:tab/>end</text:p>
      <text:p text:style-name="Standard"><text:tab/>initial begin</text:p>
      <text:p text:style-name="Standard"><text:tab/><text:tab/>$monitor("time=", $time, ", select=%b, in_0=%b, in_1=%b, in_2=%b, in_3=%b, m_out=%b", t_select, t_0, t_1, t_2, t_3, t_mux_out);</text:p>
      <text:p text:style-name="Standard"><text:tab/>end</text:p>
      <text:p text:style-name="Standard">endmodule</text:p>
      <text:p text:style-name="Standard"/>
      <text:p text:style-name="Standard">module mux_4x1_beh(m_out, in_0, in_1, in_2, in_3, select);</text:p>
      <text:p text:style-name="Standard"><text:tab/>output m_out;</text:p>
      <text:p text:style-name="Standard"><text:tab/>input in_0, in_1, in_2, in_3;</text:p>
      <text:p text:style-name="Standard"><text:tab/>input [1:0]select;</text:p>
      <text:p text:style-name="Standard"><text:tab/>reg m_out;</text:p>
      <text:p text:style-name="Standard"><text:tab/></text:p>
      <text:p text:style-name="Standard"><text:tab/>always @(in_0, in_1, in_2, in_3, select)</text:p>
      <text:p text:style-name="Standard"><text:tab/><text:tab/>case(select)</text:p>
      <text:p text:style-name="Standard"><text:tab/><text:tab/><text:tab/>2'b00: m_out = in_0;</text:p>
      <text:p text:style-name="Standard"><text:tab/><text:tab/><text:tab/>2'b01: m_out = in_1;</text:p>
      <text:p text:style-name="Standard"><text:tab/><text:tab/><text:tab/>2'b10: m_out = in_2;</text:p>
      <text:p text:style-name="Standard"><text:tab/><text:tab/><text:tab/>2'b11: m_out = in_3;</text:p>
      <text:p text:style-name="Standard"><text:tab/><text:tab/>endcase</text:p>
      <text:p text:style-name="Standard"/>
      <text:p text:style-name="Standard">endmodu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Week5 Lab4: <text:s/>t_full_add</text:p>
      <text:p text:style-name="Standard">module t_full_add;</text:p>
      <text:p text:style-name="Standard"><text:tab/>wire T1, T2;</text:p>
      <text:p text:style-name="Standard"><text:tab/>reg [2:0]D;</text:p>
      <text:p text:style-name="Standard"><text:tab/></text:p>
      <text:p text:style-name="Standard"><text:tab/>full_adder F1(T1, T2, D);</text:p>
      <text:p text:style-name="Standard"><text:tab/>initial</text:p>
      <text:p text:style-name="Standard"><text:tab/><text:tab/>begin</text:p>
      <text:p text:style-name="Standard"><text:tab/><text:tab/><text:tab/>D = 3'b000;</text:p>
      <text:p text:style-name="Standard"><text:tab/><text:tab/><text:tab/>repeat(7)#10 D = D + 1'b1;</text:p>
      <text:p text:style-name="Standard"><text:tab/><text:tab/>end</text:p>
      <text:p text:style-name="Standard"><text:tab/>initial begin</text:p>
      <text:p text:style-name="Standard"><text:tab/><text:tab/>$monitor("time = ",$time,",ABC=%b F1=%b F2=%b", D,T1,T2);</text:p>
      <text:p text:style-name="Standard"><text:tab/>end</text:p>
      <text:p text:style-name="Standard">endmodule</text:p>
      <text:p text:style-name="Standard"/>
      <text:p text:style-name="Standard">module full_adder</text:p>
      <text:p text:style-name="Standard">(</text:p>
      <text:p text:style-name="Standard"><text:tab/>output reg F1, F2, </text:p>
      <text:p text:style-name="Standard"><text:tab/>input [2:0]D</text:p>
      <text:p text:style-name="Standard">);</text:p>
      <text:p text:style-name="Standard"><text:tab/>always @(D)</text:p>
      <text:p text:style-name="Standard"><text:tab/><text:tab/>case(D)</text:p>
      <text:p text:style-name="Standard"><text:tab/><text:tab/><text:tab/>3'b000: begin F1 = 1'b0; F2 = 1'b0; end</text:p>
      <text:p text:style-name="Standard"><text:tab/><text:tab/><text:tab/>3'b001: begin F1 = 1'b1; F2 = 1'b0; end</text:p>
      <text:p text:style-name="Standard"><text:tab/><text:tab/><text:tab/>3'b010: begin F1 = 1'b1; F2 = 1'b0; end</text:p>
      <text:p text:style-name="Standard"><text:tab/><text:tab/><text:tab/>3'b011: begin F1 = 1'b0; F2 = 1'b1; end</text:p>
      <text:p text:style-name="Standard"><text:tab/><text:tab/><text:tab/>3'b100: begin F1 = 1'b1; F2 = 1'b0; end</text:p>
      <text:p text:style-name="Standard"><text:tab/><text:tab/><text:tab/>3'b101: begin F1 = 1'b0; F2 = 1'b1; end</text:p>
      <text:p text:style-name="Standard"><text:tab/><text:tab/><text:tab/>3'b110: begin F1 = 1'b0; F2 = 1'b1; end</text:p>
      <text:p text:style-name="Standard"><text:tab/><text:tab/><text:tab/>3'b111: begin F1 = 1'b1; F2 = 1'b1; end</text:p>
      <text:p text:style-name="Standard"><text:tab/><text:tab/>endcase</text:p>
      <text:p text:style-name="Standard"/>
      <text:p text:style-name="Standard">endmodu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Week6 Lab1: <text:s/>D_FF</text:p>
      <text:p text:style-name="Standard">module D_FF(Q, D, clk);</text:p>
      <text:p text:style-name="Standard"><text:tab/>output Q;</text:p>
      <text:p text:style-name="Standard"><text:tab/>input D, clk;</text:p>
      <text:p text:style-name="Standard"><text:tab/>reg Q;</text:p>
      <text:p text:style-name="Standard"><text:tab/></text:p>
      <text:p text:style-name="Standard"><text:tab/>always@(posedge clk) // 0-&gt;1</text:p>
      <text:p text:style-name="Standard"><text:tab/><text:tab/>Q = D;</text:p>
      <text:p text:style-name="Standard"/>
      <text:p text:style-name="P5">endmodule</text:p>
      <text:p text:style-name="P5"><text:span text:style-name="T2">Week6 Lab2: <text:s/>JK_FF</text:span></text:p>
      <text:p text:style-name="P1">module JK_FF(input j, k, clk, output reg Q, output Q_b);</text:p>
      <text:p text:style-name="P1"><text:tab/>assign Q_b = ~Q;</text:p>
      <text:p text:style-name="P1"><text:tab/>always@(posedge clk)</text:p>
      <text:p text:style-name="P1"><text:tab/><text:tab/>case({j,k})</text:p>
      <text:p text:style-name="P1"><text:tab/><text:tab/><text:tab/>2'b00: Q = Q;</text:p>
      <text:p text:style-name="P1"><text:tab/><text:tab/><text:tab/>2'b01: Q = 0;</text:p>
      <text:p text:style-name="P1"><text:tab/><text:tab/><text:tab/>2'b10: Q = 1;</text:p>
      <text:p text:style-name="P1"><text:tab/><text:tab/><text:tab/>2'b11: Q = ~Q;</text:p>
      <text:p text:style-name="P1"><text:tab/><text:tab/>endcase</text:p>
      <text:p text:style-name="P1">endmodule</text:p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Week6 Lab3: <text:s/>Mealy_Zero_Detector</text:span></text:p>
      <text:p text:style-name="P1">module Mealy_Zero_Detector( output reg y_out, input x_in, clk, reset);</text:p>
      <text:p text:style-name="P1"><text:tab/>reg [1:0]state, next_state;</text:p>
      <text:p text:style-name="P1"><text:tab/>parameter S0 = 2'b00, S1 = 2'b01, S2 = 2'b10, S3 = 2'b11;</text:p>
      <text:p text:style-name="P1"><text:tab/></text:p>
      <text:p text:style-name="P1"><text:tab/>always@(posedge clk, negedge reset)</text:p>
      <text:p text:style-name="P1"><text:tab/><text:tab/>if(!reset) state = S0;</text:p>
      <text:p text:style-name="P1"><text:tab/><text:tab/>else state = next_state;</text:p>
      <text:p text:style-name="P1"><text:tab/>always@(state, x_in)</text:p>
      <text:p text:style-name="P1"><text:tab/><text:tab/>case(state)</text:p>
      <text:p text:style-name="P1"><text:tab/><text:tab/><text:tab/>S0: if(x_in) next_state =S1; else next_state =S0;</text:p>
      <text:p text:style-name="P1"><text:tab/><text:tab/><text:tab/>S1: if(x_in) next_state =S3; else next_state =S0;</text:p>
      <text:p text:style-name="P1"><text:tab/><text:tab/><text:tab/>S2: if(~x_in) next_state =S0; else next_state =S2;</text:p>
      <text:p text:style-name="P1"><text:tab/><text:tab/><text:tab/>S3: if(x_in) next_state =S2; else next_state =S0;</text:p>
      <text:p text:style-name="P1"><text:tab/><text:tab/>endcase</text:p>
      <text:p text:style-name="P1"><text:tab/>always@(state, x_in)</text:p>
      <text:p text:style-name="P1"><text:tab/><text:tab/>case(state)</text:p>
      <text:p text:style-name="P1"><text:tab/><text:tab/><text:tab/>S0: y_out = 0;</text:p>
      <text:p text:style-name="P1"><text:tab/><text:tab/><text:tab/>S1,S2,S3: y_out = ~x_in;</text:p>
      <text:p text:style-name="P1"><text:tab/><text:tab/>endcase</text:p>
      <text:p text:style-name="P1"><text:tab/><text:tab/></text:p>
      <text:p text:style-name="P1">endmodule</text:p>
      <text:p text:style-name="P1"/>
      <text:p text:style-name="P1">module t_Mealy_Zero_Detector;</text:p>
      <text:p text:style-name="P1"><text:tab/>wire t_y_out;</text:p>
      <text:p text:style-name="P1"><text:tab/>reg t_x_in, t_clk, t_reset;</text:p>
      <text:p text:style-name="P1"><text:tab/>Mealy_Zero_Detector M1(t_y_out, t_x_in, t_clk, t_reset);</text:p>
      <text:p text:style-name="P1"><text:tab/>initial#200 $finish;</text:p>
      <text:p text:style-name="P1"><text:tab/>initial begin t_clk = 0; forever#5 t_clk = ~t_clk; end</text:p>
      <text:p text:style-name="P1"><text:tab/></text:p>
      <text:p text:style-name="P1"><text:tab/>initial fork</text:p>
      <text:p text:style-name="P1"><text:tab/><text:tab/><text:tab/>t_reset = 0;</text:p>
      <text:p text:style-name="P1"><text:tab/><text:tab/>#2 t_reset = 1;</text:p>
      <text:p text:style-name="P1"><text:tab/><text:tab/>#87 t_reset = 0;</text:p>
      <text:p text:style-name="P1"><text:tab/><text:tab/>#89 t_reset = 1;</text:p>
      <text:p text:style-name="P1"><text:tab/><text:tab/>#10 t_x_in = 1;</text:p>
      <text:p text:style-name="P1"><text:tab/><text:tab/>#30 t_x_in = 0;</text:p>
      <text:p text:style-name="P1"><text:tab/><text:tab/>#40 t_x_in = 1;</text:p>
      <text:p text:style-name="P1"><text:tab/><text:tab/>#50 t_x_in = 0;</text:p>
      <text:p text:style-name="P1"><text:soft-page-break/><text:tab/><text:tab/>#52 t_x_in = 1;</text:p>
      <text:p text:style-name="P1"><text:tab/><text:tab/>#54 t_x_in = 0;</text:p>
      <text:p text:style-name="P1"><text:tab/><text:tab/>#80 t_x_in = 1;</text:p>
      <text:p text:style-name="P1"><text:tab/><text:tab/>#100 t_x_in = 0;</text:p>
      <text:p text:style-name="P1"><text:tab/><text:tab/>#120 t_x_in = 1;</text:p>
      <text:p text:style-name="P1"><text:tab/>join</text:p>
      <text:p text:style-name="P1">endmodule</text:p>
      <text:p text:style-name="P1"/>
      <text:p text:style-name="P1"/>
      <text:p text:style-name="P1"/>
      <text:p text:style-name="P5"><text:span text:style-name="T2">Week6 Lab4: <text:s/>Moore_Model</text:span></text:p>
      <text:p text:style-name="P2">module Moore_Model(</text:p>
      <text:p text:style-name="P2"><text:tab/>output[1:0] y_out,</text:p>
      <text:p text:style-name="P2"><text:tab/>input x_in, clock, reset</text:p>
      <text:p text:style-name="P2">);</text:p>
      <text:p text:style-name="P2"><text:tab/>reg[1:0] state;</text:p>
      <text:p text:style-name="P2"><text:tab/>parameter S0 = 2'b00, S1 = 2'b01, S2 = 2'b10, S3 = 2'b11;</text:p>
      <text:p text:style-name="P2"><text:tab/>always @(posedge clock, negedge reset)</text:p>
      <text:p text:style-name="P2"><text:tab/><text:tab/>if(!reset) state = S0;</text:p>
      <text:p text:style-name="P2"><text:tab/><text:tab/>else</text:p>
      <text:p text:style-name="P2"><text:tab/><text:tab/><text:tab/>case(state)</text:p>
      <text:p text:style-name="P2"><text:tab/><text:tab/><text:tab/><text:tab/>S0: if(~x_in) state = S1;</text:p>
      <text:p text:style-name="P2"><text:tab/><text:tab/><text:tab/><text:tab/><text:tab/><text:tab/>else state = S0;</text:p>
      <text:p text:style-name="P2"><text:tab/><text:tab/><text:tab/><text:tab/>S1: if(x_in) <text:s/>state = S2;</text:p>
      <text:p text:style-name="P2"><text:tab/><text:tab/><text:tab/><text:tab/><text:tab/><text:tab/>else state = S3; </text:p>
      <text:p text:style-name="P2"><text:tab/><text:tab/><text:tab/><text:tab/>S2: if(~x_in) state = S3; <text:s/></text:p>
      <text:p text:style-name="P2"><text:tab/><text:tab/><text:tab/><text:tab/><text:tab/><text:tab/>else state = S2;</text:p>
      <text:p text:style-name="P2"><text:tab/><text:tab/><text:tab/><text:tab/>S3: if(~x_in) <text:s/>state = S0;</text:p>
      <text:p text:style-name="P2"><text:tab/><text:tab/><text:tab/><text:tab/><text:tab/><text:tab/>else state = S3; </text:p>
      <text:p text:style-name="P2"><text:tab/><text:tab/><text:tab/>endcase</text:p>
      <text:p text:style-name="P2"><text:tab/>assign y_out = state;</text:p>
      <text:p text:style-name="P2">endmodule</text:p>
      <text:p text:style-name="P2"/>
      <text:p text:style-name="P2"/>
      <text:p text:style-name="P2">module t_Moore_Model;</text:p>
      <text:p text:style-name="P2"><text:tab/>wire[1:0] t_y_out;</text:p>
      <text:p text:style-name="P2"><text:tab/>reg t_x_in, t_clock, t_reset;</text:p>
      <text:p text:style-name="P2"><text:tab/></text:p>
      <text:p text:style-name="P2"><text:tab/>Moore_Model M0(t_y_out, t_x_in, t_clock, t_reset);</text:p>
      <text:p text:style-name="P2"><text:tab/></text:p>
      <text:p text:style-name="P2"><text:tab/>initial #200 $finish;</text:p>
      <text:p text:style-name="P2"><text:tab/>initial begin</text:p>
      <text:p text:style-name="P2"><text:tab/><text:tab/>t_clock = 0;</text:p>
      <text:p text:style-name="P2"><text:tab/><text:tab/>forever #5 t_clock = ~t_clock;</text:p>
      <text:p text:style-name="P2"><text:tab/>end</text:p>
      <text:p text:style-name="P2"><text:tab/>initial fork</text:p>
      <text:p text:style-name="P2"><text:tab/><text:tab/>t_reset = 0;</text:p>
      <text:p text:style-name="P2"><text:tab/><text:tab/>#2 t_reset = 1;</text:p>
      <text:p text:style-name="P2"><text:tab/><text:tab/>#87 t_reset = 0;</text:p>
      <text:p text:style-name="P2"><text:soft-page-break/><text:tab/><text:tab/>#89 t_reset = 1;</text:p>
      <text:p text:style-name="P2"><text:tab/><text:tab/>#10 t_x_in = 1;</text:p>
      <text:p text:style-name="P2"><text:tab/><text:tab/>#30 t_x_in = 0;</text:p>
      <text:p text:style-name="P2"><text:tab/><text:tab/>#40 t_x_in = 1;</text:p>
      <text:p text:style-name="P2"><text:tab/><text:tab/>#50 t_x_in = 0;</text:p>
      <text:p text:style-name="P2"><text:tab/><text:tab/>#52 t_x_in = 1;</text:p>
      <text:p text:style-name="P2"><text:tab/><text:tab/>#54 t_x_in = 0;</text:p>
      <text:p text:style-name="P2"><text:tab/><text:tab/>#80 t_x_in = 1;</text:p>
      <text:p text:style-name="P2"><text:tab/><text:tab/>#100 t_x_in = 0;</text:p>
      <text:p text:style-name="P2"><text:tab/><text:tab/>#120 t_x_in = 1;</text:p>
      <text:p text:style-name="P2"><text:tab/>join</text:p>
      <text:p text:style-name="P2">endmodu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1-08T21:26:19.915000000</dc:date>
    <meta:editing-duration>PT6M19S</meta:editing-duration>
    <meta:editing-cycles>2</meta:editing-cycles>
    <meta:document-statistic meta:table-count="0" meta:image-count="0" meta:object-count="0" meta:page-count="7" meta:paragraph-count="209" meta:word-count="809" meta:character-count="4668" meta:non-whitespace-character-count="3713"/>
  </office:meta>
</office:document-meta>
</file>